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13.203cm" table:align="left"/>
    </style:style>
    <style:style style:name="Table2.A" style:family="table-column">
      <style:table-column-properties style:column-width="3.598cm"/>
    </style:style>
    <style:style style:name="Table2.B" style:family="table-column">
      <style:table-column-properties style:column-width="4.71cm"/>
    </style:style>
    <style:style style:name="Table2.C" style:family="table-column">
      <style:table-column-properties style:column-width="4.89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3.203cm" table:align="left"/>
    </style:style>
    <style:style style:name="Table3.A" style:family="table-column">
      <style:table-column-properties style:column-width="3.598cm"/>
    </style:style>
    <style:style style:name="Table3.B" style:family="table-column">
      <style:table-column-properties style:column-width="4.71cm"/>
    </style:style>
    <style:style style:name="Table3.C" style:family="table-column">
      <style:table-column-properties style:column-width="4.895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3.996cm" table:align="left"/>
    </style:style>
    <style:style style:name="Table4.A" style:family="table-column">
      <style:table-column-properties style:column-width="4.249cm"/>
    </style:style>
    <style:style style:name="Table4.B" style:family="table-column">
      <style:table-column-properties style:column-width="3.239cm"/>
    </style:style>
    <style:style style:name="Table4.C" style:family="table-column">
      <style:table-column-properties style:column-width="3.201cm"/>
    </style:style>
    <style:style style:name="Table4.D" style:family="table-column">
      <style:table-column-properties style:column-width="3.307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1" style:family="table">
      <style:table-properties style:width="9.287cm" table:align="left"/>
    </style:style>
    <style:style style:name="Table1.A" style:family="table-column">
      <style:table-column-properties style:column-width="2.99cm"/>
    </style:style>
    <style:style style:name="Table1.B" style:family="table-column">
      <style:table-column-properties style:column-width="3.122cm"/>
    </style:style>
    <style:style style:name="Table1.C" style:family="table-column">
      <style:table-column-properties style:column-width="3.17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5" style:family="table">
      <style:table-properties style:width="9.287cm" table:align="left"/>
    </style:style>
    <style:style style:name="Table5.A" style:family="table-column">
      <style:table-column-properties style:column-width="5.666cm"/>
    </style:style>
    <style:style style:name="Table5.B" style:family="table-column">
      <style:table-column-properties style:column-width="1.822cm"/>
    </style:style>
    <style:style style:name="Table5.C" style:family="table-column">
      <style:table-column-properties style:column-width="1.799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3650" officeooo:paragraph-rsid="00173650"/>
    </style:style>
    <style:style style:name="P2" style:family="paragraph" style:parent-style-name="Standard">
      <style:text-properties officeooo:rsid="0018c8e4" officeooo:paragraph-rsid="0018c8e4"/>
    </style:style>
    <style:style style:name="P3" style:family="paragraph" style:parent-style-name="Standard">
      <style:text-properties officeooo:rsid="0018c8e4" officeooo:paragraph-rsid="001fddb4"/>
    </style:style>
    <style:style style:name="P4" style:family="paragraph" style:parent-style-name="Standard">
      <style:text-properties officeooo:rsid="0019e272" officeooo:paragraph-rsid="0019e272"/>
    </style:style>
    <style:style style:name="P5" style:family="paragraph" style:parent-style-name="Standard">
      <style:text-properties officeooo:rsid="0019e272" officeooo:paragraph-rsid="001fddb4"/>
    </style:style>
    <style:style style:name="P6" style:family="paragraph" style:parent-style-name="Standard">
      <style:text-properties officeooo:rsid="001e070b" officeooo:paragraph-rsid="001e070b"/>
    </style:style>
    <style:style style:name="P7" style:family="paragraph" style:parent-style-name="Standard">
      <style:text-properties officeooo:rsid="001e070b" officeooo:paragraph-rsid="002ceee6"/>
    </style:style>
    <style:style style:name="P8" style:family="paragraph" style:parent-style-name="Standard">
      <style:text-properties officeooo:rsid="001e070b" officeooo:paragraph-rsid="004eba6e"/>
    </style:style>
    <style:style style:name="P9" style:family="paragraph" style:parent-style-name="Standard">
      <style:text-properties fo:font-weight="bold" officeooo:rsid="001e070b" officeooo:paragraph-rsid="001e070b" style:font-weight-asian="bold" style:font-weight-complex="bold"/>
    </style:style>
    <style:style style:name="P10" style:family="paragraph" style:parent-style-name="Standard">
      <style:text-properties fo:font-weight="bold" officeooo:rsid="002532f4" officeooo:paragraph-rsid="002532f4" style:font-weight-asian="bold" style:font-weight-complex="bold"/>
    </style:style>
    <style:style style:name="P11" style:family="paragraph" style:parent-style-name="Standard">
      <style:text-properties fo:font-weight="bold" officeooo:rsid="0026c081" officeooo:paragraph-rsid="0026c081" style:font-weight-asian="bold" style:font-weight-complex="bold"/>
    </style:style>
    <style:style style:name="P12" style:family="paragraph" style:parent-style-name="Standard">
      <style:text-properties fo:font-weight="bold" officeooo:rsid="002c2667" officeooo:paragraph-rsid="002c2667" style:font-weight-asian="bold" style:font-weight-complex="bold"/>
    </style:style>
    <style:style style:name="P13" style:family="paragraph" style:parent-style-name="Standard">
      <style:text-properties officeooo:rsid="0021732a" officeooo:paragraph-rsid="0021732a"/>
    </style:style>
    <style:style style:name="P14" style:family="paragraph" style:parent-style-name="Standard">
      <style:text-properties officeooo:rsid="001d86d6" officeooo:paragraph-rsid="002532f4"/>
    </style:style>
    <style:style style:name="P15" style:family="paragraph" style:parent-style-name="Standard">
      <style:text-properties fo:font-weight="normal" officeooo:rsid="001d86d6" officeooo:paragraph-rsid="0026c081" style:font-weight-asian="normal" style:font-weight-complex="normal"/>
    </style:style>
    <style:style style:name="P16" style:family="paragraph" style:parent-style-name="Standard">
      <style:text-properties fo:font-weight="normal" officeooo:rsid="0026c081" officeooo:paragraph-rsid="0026c081" style:font-weight-asian="normal" style:font-weight-complex="normal"/>
    </style:style>
    <style:style style:name="P17" style:family="paragraph" style:parent-style-name="Standard">
      <style:text-properties fo:font-weight="normal" officeooo:rsid="00439317" officeooo:paragraph-rsid="00439317" style:font-weight-asian="normal" style:font-weight-complex="normal"/>
    </style:style>
    <style:style style:name="P18" style:family="paragraph" style:parent-style-name="Standard">
      <style:text-properties fo:font-weight="normal" officeooo:rsid="004a0df0" officeooo:paragraph-rsid="004a0df0" style:font-weight-asian="normal" style:font-weight-complex="normal"/>
    </style:style>
    <style:style style:name="P19" style:family="paragraph" style:parent-style-name="Standard">
      <style:text-properties officeooo:rsid="0029fff7" officeooo:paragraph-rsid="0029fff7"/>
    </style:style>
    <style:style style:name="P20" style:family="paragraph" style:parent-style-name="Standard">
      <style:text-properties officeooo:rsid="002b1605" officeooo:paragraph-rsid="002b1605"/>
    </style:style>
    <style:style style:name="P21" style:family="paragraph" style:parent-style-name="Standard">
      <style:text-properties officeooo:rsid="002c2667" officeooo:paragraph-rsid="002c2667"/>
    </style:style>
    <style:style style:name="P22" style:family="paragraph" style:parent-style-name="Standard">
      <style:text-properties officeooo:rsid="002c2667" officeooo:paragraph-rsid="004eba6e"/>
    </style:style>
    <style:style style:name="P23" style:family="paragraph" style:parent-style-name="Standard">
      <style:text-properties officeooo:rsid="002ceee6" officeooo:paragraph-rsid="002ceee6"/>
    </style:style>
    <style:style style:name="P24" style:family="paragraph" style:parent-style-name="Standard">
      <style:text-properties fo:font-style="italic" officeooo:rsid="002ceee6" officeooo:paragraph-rsid="002ceee6" style:font-style-asian="italic" style:font-style-complex="italic"/>
    </style:style>
    <style:style style:name="P25" style:family="paragraph" style:parent-style-name="Standard">
      <style:text-properties fo:font-style="italic" officeooo:rsid="002d0971" officeooo:paragraph-rsid="002d0971" style:font-style-asian="italic" style:font-style-complex="italic"/>
    </style:style>
    <style:style style:name="P26" style:family="paragraph" style:parent-style-name="Standard">
      <style:text-properties fo:font-style="italic" officeooo:rsid="002e8c1e" officeooo:paragraph-rsid="002e8c1e" style:font-style-asian="italic" style:font-style-complex="italic"/>
    </style:style>
    <style:style style:name="P27" style:family="paragraph" style:parent-style-name="Standard">
      <style:text-properties fo:font-style="italic" officeooo:rsid="002f94ae" officeooo:paragraph-rsid="002f94ae" style:font-style-asian="italic" style:font-style-complex="italic"/>
    </style:style>
    <style:style style:name="P28" style:family="paragraph" style:parent-style-name="Standard">
      <style:text-properties fo:font-style="italic" officeooo:rsid="0036aa89" officeooo:paragraph-rsid="0036c051" style:font-style-asian="italic" style:font-style-complex="italic"/>
    </style:style>
    <style:style style:name="P29" style:family="paragraph" style:parent-style-name="Standard">
      <style:text-properties fo:font-style="italic" officeooo:rsid="003c512f" officeooo:paragraph-rsid="003c512f" style:font-style-asian="italic" style:font-style-complex="italic"/>
    </style:style>
    <style:style style:name="P30" style:family="paragraph" style:parent-style-name="Standard">
      <style:text-properties fo:font-style="italic" officeooo:rsid="0040b348" officeooo:paragraph-rsid="0040b348" style:font-style-asian="italic" style:font-style-complex="italic"/>
    </style:style>
    <style:style style:name="P31" style:family="paragraph" style:parent-style-name="Standard">
      <style:text-properties fo:font-style="italic" officeooo:rsid="0041cc81" officeooo:paragraph-rsid="0041cc81" style:font-style-asian="italic" style:font-style-complex="italic"/>
    </style:style>
    <style:style style:name="P32" style:family="paragraph" style:parent-style-name="Standard">
      <style:text-properties fo:font-style="italic" officeooo:rsid="00439317" officeooo:paragraph-rsid="00439317" style:font-style-asian="italic" style:font-style-complex="italic"/>
    </style:style>
    <style:style style:name="P33" style:family="paragraph" style:parent-style-name="Standard">
      <style:text-properties fo:font-style="italic" officeooo:rsid="00439317" officeooo:paragraph-rsid="0041cc81" style:font-style-asian="italic" style:font-style-complex="italic"/>
    </style:style>
    <style:style style:name="P34" style:family="paragraph" style:parent-style-name="Standard">
      <style:text-properties fo:font-style="italic" officeooo:rsid="0058ec7a" officeooo:paragraph-rsid="0058ec7a" style:font-style-asian="italic" style:font-style-complex="italic"/>
    </style:style>
    <style:style style:name="P35" style:family="paragraph" style:parent-style-name="Standard">
      <style:text-properties officeooo:rsid="002e8c1e" officeooo:paragraph-rsid="002e8c1e"/>
    </style:style>
    <style:style style:name="P36" style:family="paragraph" style:parent-style-name="Standard">
      <style:text-properties officeooo:rsid="002f0ff9" officeooo:paragraph-rsid="002f0ff9"/>
    </style:style>
    <style:style style:name="P37" style:family="paragraph" style:parent-style-name="Standard">
      <style:text-properties fo:font-style="normal" officeooo:rsid="0029fff7" officeooo:paragraph-rsid="0029fff7" style:font-style-asian="normal" style:font-style-complex="normal"/>
    </style:style>
    <style:style style:name="P38" style:family="paragraph" style:parent-style-name="Standard">
      <style:text-properties fo:font-style="normal" officeooo:rsid="002f94ae" officeooo:paragraph-rsid="002f94ae" style:font-style-asian="normal" style:font-style-complex="normal"/>
    </style:style>
    <style:style style:name="P39" style:family="paragraph" style:parent-style-name="Standard">
      <style:text-properties fo:font-style="normal" officeooo:rsid="0030c8ad" officeooo:paragraph-rsid="0030c8ad" style:font-style-asian="normal" style:font-style-complex="normal"/>
    </style:style>
    <style:style style:name="P40" style:family="paragraph" style:parent-style-name="Standard">
      <style:text-properties fo:font-style="normal" officeooo:rsid="0036c051" officeooo:paragraph-rsid="0036c051" style:font-style-asian="normal" style:font-style-complex="normal"/>
    </style:style>
    <style:style style:name="P41" style:family="paragraph" style:parent-style-name="Standard">
      <style:text-properties fo:font-style="normal" officeooo:rsid="00439317" officeooo:paragraph-rsid="00439317" style:font-style-asian="normal" style:font-style-complex="normal"/>
    </style:style>
    <style:style style:name="P42" style:family="paragraph" style:parent-style-name="Standard">
      <style:text-properties fo:font-style="normal" officeooo:rsid="0044a31a" officeooo:paragraph-rsid="0044a31a" style:font-style-asian="normal" style:font-style-complex="normal"/>
    </style:style>
    <style:style style:name="P43" style:family="paragraph" style:parent-style-name="Standard">
      <style:text-properties fo:font-style="normal" officeooo:rsid="00595209" officeooo:paragraph-rsid="0058ec7a" style:font-style-asian="normal" style:font-style-complex="normal"/>
    </style:style>
    <style:style style:name="P44" style:family="paragraph" style:parent-style-name="Standard">
      <style:text-properties officeooo:rsid="002f94ae" officeooo:paragraph-rsid="002f94ae"/>
    </style:style>
    <style:style style:name="P45" style:family="paragraph" style:parent-style-name="Standard">
      <style:text-properties officeooo:rsid="00338021" officeooo:paragraph-rsid="00338021"/>
    </style:style>
    <style:style style:name="P46" style:family="paragraph" style:parent-style-name="Standard">
      <style:text-properties officeooo:rsid="0035da3a" officeooo:paragraph-rsid="0035da3a"/>
    </style:style>
    <style:style style:name="P47" style:family="paragraph" style:parent-style-name="Standard">
      <style:text-properties officeooo:rsid="0036aa89" officeooo:paragraph-rsid="0036aa89"/>
    </style:style>
    <style:style style:name="P48" style:family="paragraph" style:parent-style-name="Standard">
      <style:text-properties officeooo:rsid="0040b348" officeooo:paragraph-rsid="0040b348"/>
    </style:style>
    <style:style style:name="P49" style:family="paragraph" style:parent-style-name="Standard">
      <style:text-properties officeooo:rsid="0040b348" officeooo:paragraph-rsid="0058ec7a"/>
    </style:style>
    <style:style style:name="P50" style:family="paragraph" style:parent-style-name="Standard">
      <style:text-properties officeooo:rsid="0041cc81" officeooo:paragraph-rsid="0041cc81"/>
    </style:style>
    <style:style style:name="P51" style:family="paragraph" style:parent-style-name="Standard">
      <style:text-properties officeooo:rsid="0041cc81" officeooo:paragraph-rsid="0058ec7a"/>
    </style:style>
    <style:style style:name="P52" style:family="paragraph" style:parent-style-name="Standard">
      <style:text-properties officeooo:rsid="00439317" officeooo:paragraph-rsid="00439317"/>
    </style:style>
    <style:style style:name="P53" style:family="paragraph" style:parent-style-name="Standard">
      <style:text-properties officeooo:rsid="004a0df0" officeooo:paragraph-rsid="004a0df0"/>
    </style:style>
    <style:style style:name="P54" style:family="paragraph" style:parent-style-name="Standard">
      <style:text-properties officeooo:rsid="002935ce" officeooo:paragraph-rsid="002935ce"/>
    </style:style>
    <style:style style:name="P55" style:family="paragraph" style:parent-style-name="Standard">
      <style:text-properties style:text-underline-style="solid" style:text-underline-width="auto" style:text-underline-color="font-color" officeooo:rsid="004cc9dd" officeooo:paragraph-rsid="004cc9dd"/>
    </style:style>
    <style:style style:name="P56" style:family="paragraph" style:parent-style-name="Standard">
      <style:text-properties style:text-underline-style="solid" style:text-underline-width="auto" style:text-underline-color="font-color" officeooo:rsid="004cc9dd" officeooo:paragraph-rsid="004eba6e"/>
    </style:style>
    <style:style style:name="P57" style:family="paragraph" style:parent-style-name="Standard">
      <style:text-properties style:text-underline-style="solid" style:text-underline-width="auto" style:text-underline-color="font-color" officeooo:rsid="004eba6e" officeooo:paragraph-rsid="004eba6e"/>
    </style:style>
    <style:style style:name="P58" style:family="paragraph" style:parent-style-name="Standard">
      <style:text-properties style:text-underline-style="solid" style:text-underline-width="auto" style:text-underline-color="font-color" officeooo:rsid="005404a8" officeooo:paragraph-rsid="005404a8"/>
    </style:style>
    <style:style style:name="P59" style:family="paragraph" style:parent-style-name="Standard">
      <style:text-properties officeooo:rsid="005a4d5e" officeooo:paragraph-rsid="005a4d5e"/>
    </style:style>
    <style:style style:name="P60" style:family="paragraph" style:parent-style-name="Standard">
      <style:text-properties officeooo:rsid="0058df96" officeooo:paragraph-rsid="0058ec7a"/>
    </style:style>
    <style:style style:name="P61" style:family="paragraph" style:parent-style-name="Table_20_Contents">
      <style:paragraph-properties fo:text-align="center" style:justify-single-word="false"/>
      <style:text-properties officeooo:rsid="00338021" officeooo:paragraph-rsid="00338021"/>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center" style:justify-single-word="false"/>
      <style:text-properties officeooo:rsid="004ca17f" officeooo:paragraph-rsid="004ca17f"/>
    </style:style>
    <style:style style:name="P64" style:family="paragraph" style:parent-style-name="Table_20_Contents">
      <style:paragraph-properties fo:text-align="center" style:justify-single-word="false"/>
      <style:text-properties fo:font-weight="bold" officeooo:rsid="004ca17f" officeooo:paragraph-rsid="004ca17f" style:font-weight-asian="bold" style:font-weight-complex="bold"/>
    </style:style>
    <style:style style:name="P65" style:family="paragraph" style:parent-style-name="Table_20_Contents">
      <style:paragraph-properties fo:text-align="center" style:justify-single-word="false"/>
      <style:text-properties fo:font-weight="bold" officeooo:rsid="004ca17f" officeooo:paragraph-rsid="004eba6e" style:font-weight-asian="bold" style:font-weight-complex="bold"/>
    </style:style>
    <style:style style:name="P66" style:family="paragraph" style:parent-style-name="Table_20_Contents">
      <style:paragraph-properties fo:text-align="center" style:justify-single-word="false"/>
      <style:text-properties fo:font-weight="bold" officeooo:rsid="00508c82" officeooo:paragraph-rsid="00508c82" style:font-weight-asian="bold" style:font-weight-complex="bold"/>
    </style:style>
    <style:style style:name="P67" style:family="paragraph" style:parent-style-name="Table_20_Contents">
      <style:paragraph-properties fo:text-align="center" style:justify-single-word="false"/>
      <style:text-properties fo:font-weight="bold" officeooo:rsid="005404a8" officeooo:paragraph-rsid="005404a8" style:font-weight-asian="bold" style:font-weight-complex="bold"/>
    </style:style>
    <style:style style:name="P68" style:family="paragraph" style:parent-style-name="Table_20_Contents">
      <style:paragraph-properties fo:text-align="center" style:justify-single-word="false"/>
      <style:text-properties officeooo:rsid="00508c82" officeooo:paragraph-rsid="00508c82"/>
    </style:style>
    <style:style style:name="P69" style:family="paragraph" style:parent-style-name="Table_20_Contents">
      <style:paragraph-properties fo:text-align="center" style:justify-single-word="false"/>
      <style:text-properties officeooo:rsid="005404a8" officeooo:paragraph-rsid="005404a8"/>
    </style:style>
    <style:style style:name="P70" style:family="paragraph" style:parent-style-name="Table_20_Contents">
      <style:paragraph-properties fo:text-align="center" style:justify-single-word="false"/>
      <style:text-properties officeooo:rsid="005651b1" officeooo:paragraph-rsid="005651b1"/>
    </style:style>
    <style:style style:name="P71" style:family="paragraph" style:parent-style-name="Table_20_Contents">
      <style:paragraph-properties fo:text-align="center" style:justify-single-word="false"/>
      <style:text-properties officeooo:rsid="0056ff68" officeooo:paragraph-rsid="0056ff68"/>
    </style:style>
    <style:style style:name="P72" style:family="paragraph" style:parent-style-name="Standard">
      <style:paragraph-properties fo:break-before="page"/>
      <style:text-properties style:text-underline-style="solid" style:text-underline-width="auto" style:text-underline-color="font-color" officeooo:rsid="004eba6e" officeooo:paragraph-rsid="004eba6e"/>
    </style:style>
    <style:style style:name="P73" style:family="paragraph" style:parent-style-name="Standard" style:list-style-name="L1">
      <style:text-properties officeooo:rsid="0021732a" officeooo:paragraph-rsid="0021732a"/>
    </style:style>
    <style:style style:name="P74" style:family="paragraph" style:parent-style-name="Standard" style:list-style-name="L1">
      <style:text-properties officeooo:rsid="0019e272" officeooo:paragraph-rsid="001c3330"/>
    </style:style>
    <style:style style:name="P75" style:family="paragraph" style:parent-style-name="Standard" style:list-style-name="L1">
      <style:text-properties officeooo:rsid="001c3330" officeooo:paragraph-rsid="001c3330"/>
    </style:style>
    <style:style style:name="P76" style:family="paragraph" style:parent-style-name="Standard" style:list-style-name="L1">
      <style:text-properties officeooo:rsid="001d86d6" officeooo:paragraph-rsid="001d86d6"/>
    </style:style>
    <style:style style:name="T1" style:family="text">
      <style:text-properties officeooo:rsid="0018c8e4"/>
    </style:style>
    <style:style style:name="T2" style:family="text">
      <style:text-properties officeooo:rsid="0019e272"/>
    </style:style>
    <style:style style:name="T3" style:family="text">
      <style:text-properties fo:font-style="italic" style:font-style-asian="italic" style:font-style-complex="italic"/>
    </style:style>
    <style:style style:name="T4" style:family="text">
      <style:text-properties fo:font-style="italic" officeooo:rsid="0019e272" style:font-style-asian="italic" style:font-style-complex="italic"/>
    </style:style>
    <style:style style:name="T5" style:family="text">
      <style:text-properties fo:font-style="italic" officeooo:rsid="002c2667" style:font-style-asian="italic" style:font-style-complex="italic"/>
    </style:style>
    <style:style style:name="T6" style:family="text">
      <style:text-properties fo:font-style="italic" officeooo:rsid="002f94ae" style:font-style-asian="italic" style:font-style-complex="italic"/>
    </style:style>
    <style:style style:name="T7" style:family="text">
      <style:text-properties fo:font-style="italic" officeooo:rsid="0030c8ad" style:font-style-asian="italic" style:font-style-complex="italic"/>
    </style:style>
    <style:style style:name="T8" style:family="text">
      <style:text-properties fo:font-style="italic" officeooo:rsid="00429c5a" style:font-style-asian="italic" style:font-style-complex="italic"/>
    </style:style>
    <style:style style:name="T9" style:family="text">
      <style:text-properties fo:font-style="italic" officeooo:rsid="00439317" style:font-style-asian="italic" style:font-style-complex="italic"/>
    </style:style>
    <style:style style:name="T10" style:family="text">
      <style:text-properties fo:font-style="italic" officeooo:rsid="0058ec7a" style:font-style-asian="italic" style:font-style-complex="italic"/>
    </style:style>
    <style:style style:name="T11" style:family="text">
      <style:text-properties fo:font-style="italic" officeooo:rsid="00595209" style:font-style-asian="italic" style:font-style-complex="italic"/>
    </style:style>
    <style:style style:name="T12" style:family="text">
      <style:text-properties fo:font-style="italic" officeooo:rsid="005a482a" style:font-style-asian="italic" style:font-style-complex="italic"/>
    </style:style>
    <style:style style:name="T13" style:family="text">
      <style:text-properties fo:font-style="italic" officeooo:rsid="005a4d5e" style:font-style-asian="italic" style:font-style-complex="italic"/>
    </style:style>
    <style:style style:name="T14" style:family="text">
      <style:text-properties fo:font-style="italic" officeooo:rsid="005b35ba" style:font-style-asian="italic" style:font-style-complex="italic"/>
    </style:style>
    <style:style style:name="T15" style:family="text">
      <style:text-properties officeooo:rsid="001aa78f"/>
    </style:style>
    <style:style style:name="T16" style:family="text">
      <style:text-properties fo:font-style="normal" officeooo:rsid="0019e272" style:font-style-asian="normal" style:font-style-complex="normal"/>
    </style:style>
    <style:style style:name="T17" style:family="text">
      <style:text-properties fo:font-style="normal" officeooo:rsid="0036c051" style:font-style-asian="normal" style:font-style-complex="normal"/>
    </style:style>
    <style:style style:name="T18" style:family="text">
      <style:text-properties fo:font-style="normal" officeooo:rsid="00388d86" style:font-style-asian="normal" style:font-style-complex="normal"/>
    </style:style>
    <style:style style:name="T19" style:family="text">
      <style:text-properties officeooo:rsid="001d86d6"/>
    </style:style>
    <style:style style:name="T20" style:family="text">
      <style:text-properties officeooo:rsid="001fddb4"/>
    </style:style>
    <style:style style:name="T21" style:family="text">
      <style:text-properties officeooo:rsid="00208f79"/>
    </style:style>
    <style:style style:name="T22" style:family="text">
      <style:text-properties officeooo:rsid="0021732a"/>
    </style:style>
    <style:style style:name="T23" style:family="text">
      <style:text-properties officeooo:rsid="0021ee93"/>
    </style:style>
    <style:style style:name="T24" style:family="text">
      <style:text-properties officeooo:rsid="002532f4"/>
    </style:style>
    <style:style style:name="T25" style:family="text">
      <style:text-properties officeooo:rsid="002b1605"/>
    </style:style>
    <style:style style:name="T26" style:family="text">
      <style:text-properties officeooo:rsid="002ceee6"/>
    </style:style>
    <style:style style:name="T27" style:family="text">
      <style:text-properties officeooo:rsid="002d0971"/>
    </style:style>
    <style:style style:name="T28" style:family="text">
      <style:text-properties officeooo:rsid="002f0ff9"/>
    </style:style>
    <style:style style:name="T29" style:family="text">
      <style:text-properties officeooo:rsid="002f94ae"/>
    </style:style>
    <style:style style:name="T30" style:family="text">
      <style:text-properties officeooo:rsid="0030c8ad"/>
    </style:style>
    <style:style style:name="T31" style:family="text">
      <style:text-properties officeooo:rsid="0033e57a"/>
    </style:style>
    <style:style style:name="T32" style:family="text">
      <style:text-properties officeooo:rsid="0036aa89"/>
    </style:style>
    <style:style style:name="T33" style:family="text">
      <style:text-properties officeooo:rsid="0036c051"/>
    </style:style>
    <style:style style:name="T34" style:family="text">
      <style:text-properties officeooo:rsid="00388d86"/>
    </style:style>
    <style:style style:name="T35" style:family="text">
      <style:text-properties officeooo:rsid="0041cc81"/>
    </style:style>
    <style:style style:name="T36" style:family="text">
      <style:text-properties officeooo:rsid="00429c5a"/>
    </style:style>
    <style:style style:name="T37" style:family="text">
      <style:text-properties officeooo:rsid="00467095"/>
    </style:style>
    <style:style style:name="T38" style:family="text">
      <style:text-properties officeooo:rsid="004a0df0"/>
    </style:style>
    <style:style style:name="T39" style:family="text">
      <style:text-properties officeooo:rsid="004ae310"/>
    </style:style>
    <style:style style:name="T40" style:family="text">
      <style:text-properties officeooo:rsid="004eba6e"/>
    </style:style>
    <style:style style:name="T41" style:family="text">
      <style:text-properties officeooo:rsid="00508c82"/>
    </style:style>
    <style:style style:name="T42" style:family="text">
      <style:text-properties officeooo:rsid="005651b1"/>
    </style:style>
    <style:style style:name="T43" style:family="text">
      <style:text-properties officeooo:rsid="0056ff68"/>
    </style:style>
    <style:style style:name="T44" style:family="text">
      <style:text-properties officeooo:rsid="0058df96"/>
    </style:style>
    <style:style style:name="T45" style:family="text">
      <style:text-properties officeooo:rsid="0058ec7a"/>
    </style:style>
    <style:style style:name="T46" style:family="text">
      <style:text-properties officeooo:rsid="005a482a"/>
    </style:style>
    <style:style style:name="T47" style:family="text">
      <style:text-properties officeooo:rsid="005bf011"/>
    </style:style>
    <style:style style:name="T48" style:family="text">
      <style:text-properties officeooo:rsid="005d5f7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ntroduction</text:p>
      <text:p text:style-name="P1"/>
      <text:p text:style-name="P1">Some models are inherently interpretable. An example of this is a linear model, like the one below:</text:p>
      <text:p text:style-name="P1"/>
      <text:p text:style-name="P13">[Model]</text:p>
      <text:p text:style-name="P1"/>
      <text:p text:style-name="P1">Or, in ordinary language:</text:p>
      <text:p text:style-name="P1"/>
      <text:p text:style-name="P13">[Explanation <text:span text:style-name="T38">of model</text:span>]</text:p>
      <text:p text:style-name="P1"/>
      <text:p text:style-name="P1">You can see what each term is doing to the overall prediction, and (conditional on being familiar with the quantities in question) roughly how important each of them are. A proper discussion of the benefits of interpretability deserves its own post, but for now <text:span text:style-name="T1">I’ll treat it as axiomatic that – all else equal – it is usually better to be able to see what you’re doing.</text:span></text:p>
      <text:p text:style-name="P1"/>
      <text:p text:style-name="P1">However, most models aren’t that straightforward. A typical tree-based model, <text:span text:style-name="T1">as produced by the popular model-building algorithm XGBoost,</text:span> looks like this:</text:p>
      <text:p text:style-name="P1"/>
      <text:p text:style-name="P13">[Picture of 5 XGB trees <text:span text:style-name="T34">with treedepth 3</text:span>]</text:p>
      <text:p text:style-name="P1"/>
      <text:p text:style-name="P1">. . . and so on for 9<text:span text:style-name="T2">5</text:span> more trees.</text:p>
      <text:p text:style-name="P1"/>
      <text:p text:style-name="P1">This is <text:span text:style-name="T1">not inherently interpretable. No human could hold it in their head and make sense of it. People who use models like this cannot understand their behaviour, and are forced to analyze their output to get a (limited) sense of how they work.</text:span></text:p>
      <text:p text:style-name="P1"/>
      <text:p text:style-name="P2">The main cause of uninterpretability here is <text:span text:style-name="T32">interaction. If the decision trees that comprise this model were of depth 1 (‘decision stumps’), then no matter how many of them there were, you could sum up the effect of each variable with a graph like this:</text:span></text:p>
      <text:p text:style-name="P2"/>
      <text:p text:style-name="P13">[PDP graph]</text:p>
      <text:p text:style-name="P2"/>
      <text:p text:style-name="P4">This wouldn’t be quite as interpretable as a linear model, but it would still be pretty good; while you couldn’t take in the entire model at a glance, you would still be able to see exactly how each individual feature affects the outcome.</text:p>
      <text:p text:style-name="P2"/>
      <text:p text:style-name="P4"><text:span text:style-name="T23">However</text:span>, in a complex system, effects of variables are <text:span text:style-name="T15">modified </text:span>by <text:span text:style-name="T15">other variables. While we should regard an algorithm that says “I’ve found a three-way interaction in this dataset, please use it to help inform your decisions” with some fraction of the skepticism we’d show a sociologist saying the same thing, frequently datasets are large enough and signals strong enough that we actually can meaningfully model interactions. So in these cases, models without the capacity to model interactions will underperform those which can.</text:span></text:p>
      <text:p text:style-name="P2"/>
      <text:p text:style-name="P3">Does this doom inherently interpretable models to inferiority? Probably. But there is <text:span text:style-name="T3">l</text:span><text:span text:style-name="T4">ess</text:span><text:span text:style-name="T2"> doom than you might think. This essay outlines five synthetic scenarios in which problems </text:span><text:span text:style-name="T16">other </text:span><text:span text:style-name="T2">than interaction cause high-treedepth models to outperform, and shows how they can be addressed without increasing treedepth.</text:span></text:p>
      <text:p text:style-name="P3"/>
      <text:p text:style-name="P5"><text:span text:style-name="T42">By providing these existence proofs, I aim</text:span> to support the following implications:</text:p>
      <text:list xml:id="list4399748520889797788" text:style-name="L1">
        <text:list-item>
          <text:p text:style-name="P73">These problems are present in at least some real-world <text:span text:style-name="T48">datasets to which </text:span>tree-based models <text:span text:style-name="T48">have been applied</text:span>, and are at least somewhat responsible for at least some of the performance gap between high- and low-treedepth models.</text:p>
        </text:list-item>
        <text:list-item>
          <text:p text:style-name="P74"><text:soft-page-break/>For a given dataset, the gap between the performance of conventional tree-based models and the best inherently interpretable model may be smaller than you think.</text:p>
        </text:list-item>
        <text:list-item>
          <text:p text:style-name="P75"><text:span text:style-name="T19">For a given dataset, t</text:span>he maximum treedepth required for optimum performance <text:span text:style-name="T20">by a tree-based model</text:span> <text:span text:style-name="T19">may be</text:span> lower than you think.</text:p>
        </text:list-item>
        <text:list-item>
          <text:p text:style-name="P76">At least a few real-world models which appear to <text:span text:style-name="T22">benefit from</text:span> treedepth&gt;1 can probably have their performance matched by inherently interpretable models once these problems are addressed.</text:p>
        </text:list-item>
      </text:list>
      <text:p text:style-name="P15"/>
      <text:p text:style-name="P6">So, what <text:span text:style-name="T20">non-interaction reasons might a tree-based model have for high treedepth?</text:span></text:p>
      <text:p text:style-name="P2"/>
      <text:p text:style-name="P9"><text:span text:style-name="T21">H</text:span>igh treedepth <text:span text:style-name="T21">can</text:span> <text:span text:style-name="T24">compensate for insufficient learning</text:span></text:p>
      <text:p text:style-name="P6"/>
      <text:p text:style-name="P54">Scenario <text:span text:style-name="T28">One</text:span>: <text:a xlink:type="simple" xlink:href="https://github.com/H-B-P/rolecno/blob/main/treedepth_is_too_damn_high/other_reasons/learn_rate/gen.py" text:style-name="Internet_20_link" text:visited-style-name="Visited_20_Internet_20_Link"><text:span text:style-name="T28">Generate</text:span></text:a><text:span text:style-name="T28"> a dataset by flipping ten (virtual) coins a thousand times apiece. The explanatory variables are the results of the ten coin filps; the response variable is the number of heads in each set of ten flips, plus some Gaussian random noise. Then </text:span><text:a xlink:type="simple" xlink:href="https://github.com/H-B-P/rolecno/blob/main/treedepth_is_too_damn_high/other_reasons/learn_rate/model_1a.py" text:style-name="Internet_20_link" text:visited-style-name="Visited_20_Internet_20_Link"><text:span text:style-name="T28">model</text:span></text:a><text:span text:style-name="T28"> it, using XGBoost with varying treedepths. Note that, despite no interactions between variables, and despite the form of this process being ideal for unity-linked Gaussian modelling, higher-treedepth models consistently get better MAE and RMSE scores when tested on identically-generated outsamples.</text:span></text:p>
      <text:p text:style-name="P54"/>
      <text:p text:style-name="P55">Table 1<text:span text:style-name="T40">a</text:span>: Example <text:span text:style-name="T40">results</text:span> from Scenario 1</text:p>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64">Scenario</text:p>
          </table:table-cell>
          <table:table-cell table:style-name="Table2.A1" office:value-type="string">
            <text:p text:style-name="P64">Mean Average Error</text:p>
          </table:table-cell>
          <table:table-cell table:style-name="Table2.C1" office:value-type="string">
            <text:p text:style-name="P64">Root Mean Square Error</text:p>
          </table:table-cell>
        </table:table-row>
        <table:table-row>
          <table:table-cell table:style-name="Table2.A2" office:value-type="string">
            <text:p text:style-name="P63"><text:span text:style-name="T40">max_</text:span>depth = 1</text:p>
          </table:table-cell>
          <table:table-cell table:style-name="Table2.A2" office:value-type="string">
            <text:p text:style-name="P63">1.617</text:p>
          </table:table-cell>
          <table:table-cell table:style-name="Table2.C2" office:value-type="string">
            <text:p text:style-name="P63">2.016</text:p>
          </table:table-cell>
        </table:table-row>
        <table:table-row>
          <table:table-cell table:style-name="Table2.A2" office:value-type="string">
            <text:p text:style-name="P63"><text:span text:style-name="T40">max_</text:span>depth = 2</text:p>
          </table:table-cell>
          <table:table-cell table:style-name="Table2.A2" office:value-type="string">
            <text:p text:style-name="P63">1.524</text:p>
          </table:table-cell>
          <table:table-cell table:style-name="Table2.C2" office:value-type="string">
            <text:p text:style-name="P63">1.888</text:p>
          </table:table-cell>
        </table:table-row>
        <table:table-row>
          <table:table-cell table:style-name="Table2.A2" office:value-type="string">
            <text:p text:style-name="P63"><text:span text:style-name="T40">max_</text:span>depth = 3</text:p>
          </table:table-cell>
          <table:table-cell table:style-name="Table2.A2" office:value-type="string">
            <text:p text:style-name="P63">1.482</text:p>
          </table:table-cell>
          <table:table-cell table:style-name="Table2.C2" office:value-type="string">
            <text:p text:style-name="P63">1.825</text:p>
          </table:table-cell>
        </table:table-row>
      </table:table>
      <text:p text:style-name="P7"/>
      <text:p text:style-name="P37"><text:span text:style-name="T3">Oh, come </text:span><text:span text:style-name="T7">on</text:span><text:span text:style-name="T6">!</text:span><text:span text:style-name="T3">, </text:span>you may reasonably <text:span text:style-name="T30">exclaim</text:span>. <text:span text:style-name="T5">Did you think I would just buy that without looking at the code you linked to? You set the number of trees in the model to four! Even if you got the learning rate exactly right, it is literally impossible to fit ten effects with four degrees of freedom. Of course four high-depth trees will do better than four stumps!</text:span></text:p>
      <text:p text:style-name="P19"/>
      <text:p text:style-name="P21">Terribly sorry, dear Reader. <text:a xlink:type="simple" xlink:href="https://github.com/H-B-P/rolecno/blob/main/treedepth_is_too_damn_high/other_reasons/learn_rate/model_1b.py" text:style-name="Internet_20_link" text:visited-style-name="Visited_20_Internet_20_Link">Here</text:a> <text:span text:style-name="T26">is a version of the modelling code which addresses that particular concern; you will notice that the results displays the same effect.</text:span></text:p>
      <text:p text:style-name="P21"/>
      <text:p text:style-name="P56">Table 1<text:span text:style-name="T40">b</text:span>: Example <text:span text:style-name="T40">results</text:span> from Scenario 1, <text:span text:style-name="T40">with 100 trees this time</text:span></text:p>
      <text:p text:style-name="P8"/>
      <table:table table:name="Table3" table:style-name="Table3">
        <table:table-column table:style-name="Table3.A"/>
        <table:table-column table:style-name="Table3.B"/>
        <table:table-column table:style-name="Table3.C"/>
        <table:table-row>
          <table:table-cell table:style-name="Table3.A1" office:value-type="string">
            <text:p text:style-name="P65">Scenario</text:p>
          </table:table-cell>
          <table:table-cell table:style-name="Table3.A1" office:value-type="string">
            <text:p text:style-name="P65">Mean Average Error</text:p>
          </table:table-cell>
          <table:table-cell table:style-name="Table3.C1" office:value-type="string">
            <text:p text:style-name="P65">Root Mean Square Error</text:p>
          </table:table-cell>
        </table:table-row>
        <table:table-row>
          <table:table-cell table:style-name="Table3.A2" office:value-type="string">
            <text:p text:style-name="P63"><text:span text:style-name="T40">max_</text:span>depth = 1</text:p>
          </table:table-cell>
          <table:table-cell table:style-name="Table3.A2" office:value-type="string">
            <text:p text:style-name="P70">1.967</text:p>
          </table:table-cell>
          <table:table-cell table:style-name="Table3.C2" office:value-type="string">
            <text:p text:style-name="P71">2.382</text:p>
          </table:table-cell>
        </table:table-row>
        <table:table-row>
          <table:table-cell table:style-name="Table3.A2" office:value-type="string">
            <text:p text:style-name="P63"><text:span text:style-name="T40">max_</text:span>depth = 2</text:p>
          </table:table-cell>
          <table:table-cell table:style-name="Table3.A2" office:value-type="string">
            <text:p text:style-name="P71">1.916</text:p>
          </table:table-cell>
          <table:table-cell table:style-name="Table3.C2" office:value-type="string">
            <text:p text:style-name="P71">2.304</text:p>
          </table:table-cell>
        </table:table-row>
        <table:table-row>
          <table:table-cell table:style-name="Table3.A2" office:value-type="string">
            <text:p text:style-name="P63"><text:span text:style-name="T40">max_</text:span>depth = 3</text:p>
          </table:table-cell>
          <table:table-cell table:style-name="Table3.A2" office:value-type="string">
            <text:p text:style-name="P71">1.886</text:p>
          </table:table-cell>
          <table:table-cell table:style-name="Table3.C2" office:value-type="string">
            <text:p text:style-name="P71">2.248</text:p>
          </table:table-cell>
        </table:table-row>
      </table:table>
      <text:p text:style-name="P22"/>
      <text:p text:style-name="P24">No shit it displays the same effect! You set the learning rate to 0.01, and only gave it 100 trees!</text:p>
      <text:p text:style-name="P6"/>
      <text:p text:style-name="P23">And why is that a problem?</text:p>
      <text:p text:style-name="P23"/>
      <text:p text:style-name="P24">Because you-</text:p>
      <text:p text:style-name="P6"/>
      <text:p text:style-name="P23">Because <text:span text:style-name="T27">the total amount of learning – that is, the quantity which makes a model underfit when too low and overfit when too high – has a complex but monotonically increasing relationship with </text:span><text:soft-page-break/><text:span text:style-name="T27">treedepth, treecount, and learning rate? And because, when the other hyperparameters are too low, increasing treedepth will make the model better because it moves it away from being underfit, even if there are no interactions to model?</text:span></text:p>
      <text:p text:style-name="P23"/>
      <text:p text:style-name="P25">Don’t interrup<text:span text:style-name="T28">t</text:span>! But yeah, that’s pretty much it.</text:p>
      <text:p text:style-name="P6"/>
      <text:p text:style-name="P35">Well, for what it’s worth, you’re right: <text:span text:style-name="T41">if you get the amount of learning correct, modelling complexity that isn’t there will only make things worse</text:span>. But the <text:span text:style-name="T30">effect I’ve shown</text:span> <text:span text:style-name="T47">is still</text:span> important.</text:p>
      <text:p text:style-name="P35"/>
      <text:p text:style-name="P26">How? <text:span text:style-name="T28">All I’ve learned from this is to not blatantly undertrain a model.</text:span></text:p>
      <text:p text:style-name="P6"/>
      <text:p text:style-name="P36">You’ve also learned not to subtly undertrain a model. For example, if you tried to find the best treedepth for a model by varying only treedepth, you’d get the “what’s the best treedepth?” question <text:span text:style-name="T47">entangled</text:span> with the “what’s the best amount of learning?” question. In order to actually find the best treedepth, you’d need to <text:a xlink:type="simple" xlink:href="https://github.com/H-B-P/rolecno/blob/main/treedepth_is_too_damn_high/other_reasons/learn_rate/gridsearch.py" text:style-name="Internet_20_link" text:visited-style-name="Visited_20_Internet_20_Link"><text:span text:style-name="T29">gridsearch</text:span></text:a><text:span text:style-name="T29"> by </text:span>vary<text:span text:style-name="T29">ing</text:span> it <text:span text:style-name="T29">and at least one of the other hyperparameters simultaneously, and comparing the best value for each treedepth.</text:span></text:p>
      <text:p text:style-name="P36"/>
      <text:p text:style-name="P57">Table 1c: values of MAE for different values of treedepth and learning rate</text:p>
      <text:p text:style-name="P44"/>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2"/>
          </table:table-cell>
          <table:table-cell table:style-name="Table4.A1" office:value-type="string">
            <text:p text:style-name="P68">max_depth = 1</text:p>
          </table:table-cell>
          <table:table-cell table:style-name="Table4.A1" office:value-type="string">
            <text:p text:style-name="P68">max_depth = 2</text:p>
          </table:table-cell>
          <table:table-cell table:style-name="Table4.D1" office:value-type="string">
            <text:p text:style-name="P68">max_depth = 3</text:p>
          </table:table-cell>
        </table:table-row>
        <table:table-row>
          <table:table-cell table:style-name="Table4.A2" office:value-type="string">
            <text:p text:style-name="P68">learning_rate = 0.05</text:p>
          </table:table-cell>
          <table:table-cell table:style-name="Table4.A2" office:value-type="string">
            <text:p text:style-name="P68">1.0948</text:p>
          </table:table-cell>
          <table:table-cell table:style-name="Table4.A2" office:value-type="string">
            <text:p text:style-name="P68">0.9323</text:p>
          </table:table-cell>
          <table:table-cell table:style-name="Table4.D2" office:value-type="string">
            <text:p text:style-name="P68">0.8541</text:p>
          </table:table-cell>
        </table:table-row>
        <table:table-row>
          <table:table-cell table:style-name="Table4.A2" office:value-type="string">
            <text:p text:style-name="P68">learning_rate = 0.1</text:p>
          </table:table-cell>
          <table:table-cell table:style-name="Table4.A2" office:value-type="string">
            <text:p text:style-name="P68">0.9053</text:p>
          </table:table-cell>
          <table:table-cell table:style-name="Table4.A2" office:value-type="string">
            <text:p text:style-name="P68">0.8289</text:p>
          </table:table-cell>
          <table:table-cell table:style-name="Table4.D2" office:value-type="string">
            <text:p text:style-name="P66">0.8164</text:p>
          </table:table-cell>
        </table:table-row>
        <table:table-row>
          <table:table-cell table:style-name="Table4.A2" office:value-type="string">
            <text:p text:style-name="P68">learning_rate = 0.2</text:p>
          </table:table-cell>
          <table:table-cell table:style-name="Table4.A2" office:value-type="string">
            <text:p text:style-name="P68">0.7994</text:p>
          </table:table-cell>
          <table:table-cell table:style-name="Table4.A2" office:value-type="string">
            <text:p text:style-name="P68">0.8124</text:p>
          </table:table-cell>
          <table:table-cell table:style-name="Table4.D2" office:value-type="string">
            <text:p text:style-name="P68">0.8166</text:p>
          </table:table-cell>
        </table:table-row>
        <table:table-row>
          <table:table-cell table:style-name="Table4.A2" office:value-type="string">
            <text:p text:style-name="P68">learning_rate = 0.3</text:p>
          </table:table-cell>
          <table:table-cell table:style-name="Table4.A2" office:value-type="string">
            <text:p text:style-name="P68">0.789</text:p>
          </table:table-cell>
          <table:table-cell table:style-name="Table4.A2" office:value-type="string">
            <text:p text:style-name="P66">0.8099</text:p>
          </table:table-cell>
          <table:table-cell table:style-name="Table4.D2" office:value-type="string">
            <text:p text:style-name="P68">0.8255</text:p>
          </table:table-cell>
        </table:table-row>
        <table:table-row>
          <table:table-cell table:style-name="Table4.A2" office:value-type="string">
            <text:p text:style-name="P68">learning_rate = 0.4</text:p>
          </table:table-cell>
          <table:table-cell table:style-name="Table4.A2" office:value-type="string">
            <text:p text:style-name="P66">0.7883</text:p>
          </table:table-cell>
          <table:table-cell table:style-name="Table4.A2" office:value-type="string">
            <text:p text:style-name="P68">0.813</text:p>
          </table:table-cell>
          <table:table-cell table:style-name="Table4.D2" office:value-type="string">
            <text:p text:style-name="P68">0.825</text:p>
          </table:table-cell>
        </table:table-row>
        <table:table-row>
          <table:table-cell table:style-name="Table4.A2" office:value-type="string">
            <text:p text:style-name="P68">learning_rate = 0.5</text:p>
          </table:table-cell>
          <table:table-cell table:style-name="Table4.A2" office:value-type="string">
            <text:p text:style-name="P68">0.7884</text:p>
          </table:table-cell>
          <table:table-cell table:style-name="Table4.A2" office:value-type="string">
            <text:p text:style-name="P68">0.811</text:p>
          </table:table-cell>
          <table:table-cell table:style-name="Table4.D2" office:value-type="string">
            <text:p text:style-name="P68">0.836</text:p>
          </table:table-cell>
        </table:table-row>
        <table:table-row>
          <table:table-cell table:style-name="Table4.A2" office:value-type="string">
            <text:p text:style-name="P68">Best</text:p>
          </table:table-cell>
          <table:table-cell table:style-name="Table4.A2" office:value-type="string">
            <text:p text:style-name="P66">0.7883</text:p>
          </table:table-cell>
          <table:table-cell table:style-name="Table4.A2" office:value-type="string">
            <text:p text:style-name="P66">0.8099</text:p>
          </table:table-cell>
          <table:table-cell table:style-name="Table4.D2" office:value-type="string">
            <text:p text:style-name="P66">0.8164</text:p>
          </table:table-cell>
        </table:table-row>
      </table:table>
      <text:p text:style-name="P44"/>
      <text:p text:style-name="P44">And even that wouldn’t be good enough if you picked the wrong <text:span text:style-name="T30">range(s)</text:span> for the other hyperparameter<text:span text:style-name="T30">(s)</text:span> . . .</text:p>
      <text:p text:style-name="P44"/>
      <text:p text:style-name="P27">You know <text:span text:style-name="T30">everything you said works backwards, right? All your reasoning about how subtle undertraining can cause too-high treedepth counts as reasoning for why subtle overtraining can cause too-low treedepth.</text:span></text:p>
      <text:p text:style-name="P38"/>
      <text:p text:style-name="P39">That’s true. But this post is about ways people can end up with artificially high treedepth, and it’d be remiss of me to mention this <text:span text:style-name="T43">phenomenon even when the reverse can be true.</text:span></text:p>
      <text:p text:style-name="P6"/>
      <text:p text:style-name="P59">[TODO: maybe add a footnote somewhere explaining asymmetry causes: underfit hurts more than overfit, XGB has regularisation options which inhibit overfit but not underfit, overfit takes more time and processing power than overfit; <text:span text:style-name="T48">and conversely, underfit is Good Actually because concept drift</text:span>]</text:p>
      <text:p text:style-name="P6"/>
      <text:p text:style-name="P9">High treedepth can compensate for <text:span text:style-name="T21">incorrect</text:span> linkages</text:p>
      <text:p text:style-name="P6"/>
      <text:p text:style-name="P20">Scenario <text:span text:style-name="T29">T</text:span>wo: <text:span text:style-name="T30">You are using the colour and size of gemstones to predict their price. The pattern you are attempting to model is shown in the table below.</text:span></text:p>
      <text:p text:style-name="P20"/>
      <text:p text:style-name="P20"/>
      <text:p text:style-name="P72">Table 2: Hypothetical gemstone setup</text:p>
      <text:p text:style-name="P20"/>
      <table:table table:name="Table1" table:style-name="Table1">
        <table:table-column table:style-name="Table1.A"/>
        <table:table-column table:style-name="Table1.B"/>
        <table:table-column table:style-name="Table1.C"/>
        <table:table-row>
          <table:table-cell table:style-name="Table1.A1" office:value-type="string">
            <text:p text:style-name="P62"/>
          </table:table-cell>
          <table:table-cell table:style-name="Table1.A1" office:value-type="string">
            <text:p text:style-name="P61">Size = Small</text:p>
          </table:table-cell>
          <table:table-cell table:style-name="Table1.C1" office:value-type="string">
            <text:p text:style-name="P61">Size = Big</text:p>
          </table:table-cell>
        </table:table-row>
        <table:table-row>
          <table:table-cell table:style-name="Table1.A2" office:value-type="string">
            <text:p text:style-name="P61">Colour = Red</text:p>
          </table:table-cell>
          <table:table-cell table:style-name="Table1.A2" office:value-type="string">
            <text:p text:style-name="P61">$100</text:p>
          </table:table-cell>
          <table:table-cell table:style-name="Table1.C2" office:value-type="string">
            <text:p text:style-name="P61">$300</text:p>
          </table:table-cell>
        </table:table-row>
        <table:table-row>
          <table:table-cell table:style-name="Table1.A2" office:value-type="string">
            <text:p text:style-name="P61">Colour = Blue</text:p>
          </table:table-cell>
          <table:table-cell table:style-name="Table1.A2" office:value-type="string">
            <text:p text:style-name="P61">$200</text:p>
          </table:table-cell>
          <table:table-cell table:style-name="Table1.C2" office:value-type="string">
            <text:p text:style-name="P61">$600</text:p>
          </table:table-cell>
        </table:table-row>
      </table:table>
      <text:p text:style-name="P20"/>
      <text:p text:style-name="P45">If you fit an additive <text:span text:style-name="T31">model</text:span> – or, <text:span text:style-name="T31">to use the proper terminology, a “unity-linked” model – you would need treedepth of two or more to fully model price. Start with $100, add $100 for blueness, add $200 for bigness, and add a further $200 for the interaction of blueness and bigness.</text:span></text:p>
      <text:p text:style-name="P20"/>
      <text:p text:style-name="P46">But the effects in this situation aren’t additive. If you fit a multiplicative – or “log-linked” – model, you would <text:span text:style-name="T32">only need treedepth of 1: blueness multiplies price by 2, bigness multiplies price by 3, and that explains the entire table.</text:span></text:p>
      <text:p text:style-name="P46"/>
      <text:p text:style-name="P28"><text:span text:style-name="T34">That’s a cute solution to a toy problem. But w</text:span>hen dealing with the kind of data people hire people to deal with – as opposed to the kind of data <text:span text:style-name="T33">you can just use physical or mathematical laws to predict – behaviour will be complex enough that effects from a given feature will be additive AND multiplicative AND probably some other stuff. Where does that leave you?</text:span></text:p>
      <text:p text:style-name="P40"/>
      <text:p text:style-name="P28"><text:span text:style-name="T17">It guarantees that a model with a </text:span><text:span text:style-name="T18">conventional</text:span><text:span text:style-name="T17"> approach to linkage will never be perfect. But we can minimise the impact of this phenomenon – and hence the treedepth required – by </text:span><text:span text:style-name="T18">using</text:span><text:span text:style-name="T17"> the least incorrect linkage.</text:span></text:p>
      <text:p text:style-name="P6"/>
      <text:p text:style-name="P9">High treedepth can compensate for <text:span text:style-name="T21">multiple populations</text:span></text:p>
      <text:p text:style-name="P6"/>
      <text:p text:style-name="P47">Scenario Three: <text:span text:style-name="T34">You’re back flipping coins; </text:span><text:a xlink:type="simple" xlink:href="https://github.com/H-B-P/rolecno/blob/main/treedepth_is_too_damn_high/other_reasons/mixes_subpopulations/gen.py" text:style-name="Internet_20_link" text:visited-style-name="Visited_20_Internet_20_Link"><text:span text:style-name="T34">this time</text:span></text:a><text:span text:style-name="T34">, thirteen per row. The first determines whether it’s an A-row or a B-row: don’t keep that one as an explanatory variable, but keep the others. Your value for the response variable y starts at 1. A heads on flips 2-4 doubles the value of y for the row; a heads on flips 5-7 doubles the value of y for an A-row but halves it for a B-row; a heads on flips 8-10 halves it for an A-row but doubles it for a B-row; and a heads on flips 11-13 halves it for any row. Once the halvings and doublings are all applied, y is replaced with the output of a Poisson random number generator with lambda=y.</text:span></text:p>
      <text:p text:style-name="P6"/>
      <text:p text:style-name="P29">That sounds complex and arbitrary. <text:span text:style-name="T44">Did you engineer a dataset that would never occur in the real world, just so you could get whatever effect you’re hunting for?</text:span></text:p>
      <text:p text:style-name="P6"/>
      <text:p text:style-name="P49"><text:span text:style-name="T44">A</text:span>ny situation where there are multiple subpopulations, but you don’t necessarily know which row belongs to which subpopulation, will <text:span text:style-name="T44">produce a similar dataset</text:span>.</text:p>
      <text:p text:style-name="P49"/>
      <text:p text:style-name="P60">For example: let’s say you’re trying to predict injuries caused by the exotic felines at a circus, and some of them are lions and some are tigers, and the species differences are profound enough that they should have different models, but none of your explanatory variables outright tell you which is which. Or you’re building an insurance model predicting claims from customer data, and some of your customers are Honest Citizens while others are Contemptible Frauds, but you can’t tell in advance who’s who. Or you’re a biologist predicting the heights of some new species from their other characteristics, and you know some of them must be male and some female, but you don’t know which are which.</text:p>
      <text:p text:style-name="P48"/>
      <text:p text:style-name="P30">So, in other words, any situation where the datapoints being modelled can’t be approximated as homogenous.</text:p>
      <text:p text:style-name="P6"/>
      <text:p text:style-name="P48"><text:soft-page-break/>Pretty much. And that’s <text:span text:style-name="T35">always going to be a possibility, especially</text:span> when the rows represent humans; at <text:span text:style-name="T35">time of writing</text:span>, there <text:span text:style-name="T35">a</text:span>re <text:span text:style-name="T44">~</text:span>7.7 billion types of pe<text:span text:style-name="T35">rson</text:span>.</text:p>
      <text:p text:style-name="P48"/>
      <text:p text:style-name="P48">Anyway, we generate this dataset, use identical parameters to generate another as a test set, <text:span text:style-name="T35">and train tree-based </text:span><text:a xlink:type="simple" xlink:href="https://github.com/H-B-P/rolecno/blob/main/treedepth_is_too_damn_high/other_reasons/mixes_subpopulations/model_which_works_for_td3.py" text:style-name="Internet_20_link" text:visited-style-name="Visited_20_Internet_20_Link"><text:span text:style-name="T35">models</text:span></text:a><text:span text:style-name="T35"> (with appropriate linkage and error distribution) on the former to test on the latter. Despite no interactions in the data generation process, we consistently get results where treedepth=3 does better than treedepth=1:</text:span></text:p>
      <text:p text:style-name="P48"/>
      <text:p text:style-name="P58">Table 3a: Example results</text:p>
      <text:p text:style-name="P48"/>
      <table:table table:name="Table5" table:style-name="Table5">
        <table:table-column table:style-name="Table5.A"/>
        <table:table-column table:style-name="Table5.B"/>
        <table:table-column table:style-name="Table5.C"/>
        <table:table-row>
          <table:table-cell table:style-name="Table5.A1" office:value-type="string">
            <text:p text:style-name="P62"/>
          </table:table-cell>
          <table:table-cell table:style-name="Table5.A1" office:value-type="string">
            <text:p text:style-name="P67">MAE</text:p>
          </table:table-cell>
          <table:table-cell table:style-name="Table5.C1" office:value-type="string">
            <text:p text:style-name="P67">RMSE</text:p>
          </table:table-cell>
        </table:table-row>
        <table:table-row>
          <table:table-cell table:style-name="Table5.A2" office:value-type="string">
            <text:p text:style-name="P69">max_depth = 1, 100 trees</text:p>
          </table:table-cell>
          <table:table-cell table:style-name="Table5.A2" office:value-type="string">
            <text:p text:style-name="P69">128.08</text:p>
          </table:table-cell>
          <table:table-cell table:style-name="Table5.C2" office:value-type="string">
            <text:p text:style-name="P69">222.27</text:p>
          </table:table-cell>
        </table:table-row>
        <table:table-row>
          <table:table-cell table:style-name="Table5.A2" office:value-type="string">
            <text:p text:style-name="P69">max_depth = 1, 200 trees</text:p>
          </table:table-cell>
          <table:table-cell table:style-name="Table5.A2" office:value-type="string">
            <text:p text:style-name="P69">128.17</text:p>
          </table:table-cell>
          <table:table-cell table:style-name="Table5.C2" office:value-type="string">
            <text:p text:style-name="P69">222.82</text:p>
          </table:table-cell>
        </table:table-row>
        <table:table-row>
          <table:table-cell table:style-name="Table5.A2" office:value-type="string">
            <text:p text:style-name="P69">max_depth = 3, 100 trees</text:p>
          </table:table-cell>
          <table:table-cell table:style-name="Table5.A2" office:value-type="string">
            <text:p text:style-name="P69">122.08</text:p>
          </table:table-cell>
          <table:table-cell table:style-name="Table5.C2" office:value-type="string">
            <text:p text:style-name="P69">222.12</text:p>
          </table:table-cell>
        </table:table-row>
      </table:table>
      <text:p text:style-name="P50"/>
      <text:p text:style-name="P31">Shouldn’t you be gridsearching if you want to find the best treedepth? Didn’t you make that pretty clear two sections ago?</text:p>
      <text:p text:style-name="P50"/>
      <text:p text:style-name="P50">In a situation like this, doubling the treecount and getting similar <text:span text:style-name="T45">(and, crucially, not significantly better) </text:span>results is sufficient to prove that improvement caused by increased treedepth isn’t just compensati<text:span text:style-name="T36">on</text:span> for underfit.</text:p>
      <text:p text:style-name="P50"/>
      <text:p text:style-name="P51"><text:span text:style-name="T3">Sounds </text:span><text:span text:style-name="T10">kinda </text:span><text:span text:style-name="T3">sketchy. </text:span><text:span text:style-name="T10">Speaking of sketchiness, is there a reason you </text:span><text:span text:style-name="T14">keep</text:span><text:span text:style-name="T10"> not including seeds and environments with your results? </text:span><text:span text:style-name="T14">How am I supposed to check</text:span><text:span text:style-name="T10"> you didn’</text:span><text:span text:style-name="T11">t</text:span><text:span text:style-name="T10"> fabricate them?</text:span></text:p>
      <text:p text:style-name="P34"/>
      <text:p text:style-name="P43">Seeds are irrelevant because I’m confident you’ll get similar results every time you run the linked code. And including an environment would be like saying the phenomenon is fragile enough that using XGB version 1.3.0 instead of 1.2.0 might make it point the other way; it isn’t, so I won’t. Any other issues, dear Reader? </text:p>
      <text:p text:style-name="P34"/>
      <text:p text:style-name="P51"><text:span text:style-name="T13">Yes, several</text:span><text:span text:style-name="T11">; I </text:span><text:span text:style-name="T13">was</text:span><text:span text:style-name="T11"> just getting the procedural stuff out of the way before </text:span><text:span text:style-name="T13">bringing up my real c</text:span><text:span text:style-name="T11">o</text:span><text:span text:style-name="T12">ncern</text:span><text:span text:style-name="T11">s. H</text:span><text:span text:style-name="T8">ow can you say there are ‘no interactions </text:span><text:span text:style-name="T11">in the data generation process</text:span><text:span text:style-name="T8">’? The effects of flips </text:span><text:span text:style-name="T9">5-10 are completely different depending on the value of flip 1!</text:span></text:p>
      <text:p text:style-name="P33"/>
      <text:p text:style-name="P41">Yes, but there are no coded-in interactions between <text:span text:style-name="T46">the</text:span> features provided to the modeller.</text:p>
      <text:p text:style-name="P41"/>
      <text:p text:style-name="P32">Semantics! If there weren’t de facto interactions between the explanatory features, high-treedepth models wouldn’t outperform low<text:span text:style-name="T43">-treedepth</text:span> ones.</text:p>
      <text:p text:style-name="P41"/>
      <text:p text:style-name="P42">That’s the point I’m making. <text:span text:style-name="T37">Like in the previous section, the system can be analyzed on its own terms [TODO: build a mixture-modeller, apply it, and then link to it], and therefore be presented much more simply. This is called a “mixture model”, and the output in this context looks like this:</text:span></text:p>
      <text:p text:style-name="P6"/>
      <text:p text:style-name="P53">[TODO: rest of this section]</text:p>
      <text:p text:style-name="P6"/>
      <text:p text:style-name="P11">High treedepth can compensate for multiple responses</text:p>
      <text:p text:style-name="P9"/>
      <text:p text:style-name="P18">[TODO: this section]</text:p>
      <text:p text:style-name="P9"/>
      <text:p text:style-name="P11">High treedepth can compensate for missing explanatory columns</text:p>
      <text:p text:style-name="P9"/>
      <text:p text:style-name="P18"><text:soft-page-break/>[TODO: this section]</text:p>
      <text:p text:style-name="P9"/>
      <text:p text:style-name="P10"><text:span text:style-name="T32">Summary, </text:span>Analysis, <text:span text:style-name="T32">and Wild </text:span>Speculation</text:p>
      <text:p text:style-name="P14"/>
      <text:p text:style-name="P52">[TODO: Starry-eyed ranting]</text:p>
      <text:p text:style-name="P14"/>
      <text:p text:style-name="P11"><text:span text:style-name="T25">Other</text:span> Panaceas</text:p>
      <text:p text:style-name="P16"/>
      <text:p text:style-name="P17">[TODO: use multiresp to handle a problem <text:span text:style-name="T39">where</text:span> trees <text:span text:style-name="T39">would have been a more obvious solution</text:span>]</text:p>
      <text:p text:style-name="P16"/>
      <text:p text:style-name="P12">Appendix: Failed Approaches</text:p>
      <text:p text:style-name="P12"/>
      <text:p text:style-name="P17">[TODO: talk <text:span text:style-name="T37">briefly</text:span> about how jag and outliers <text:span text:style-name="T37">didn’t make the c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0T22:50:44.472955453</meta:creation-date>
    <dc:date>2020-10-20T16:00:20.211570299</dc:date>
    <meta:editing-duration>PT10H5M18S</meta:editing-duration>
    <meta:editing-cycles>21</meta:editing-cycles>
    <meta:generator>LibreOffice/5.2.7.2$Linux_X86_64 LibreOffice_project/20m0$Build-2</meta:generator>
    <meta:document-statistic meta:table-count="5" meta:image-count="0" meta:object-count="0" meta:page-count="6" meta:paragraph-count="149" meta:word-count="2195" meta:character-count="13170" meta:non-whitespace-character-count="11115"/>
  </office:meta>
</office:document-meta>
</file>